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38" calcext:value-type="float">
            <text:p>1038</text:p>
          </table:table-cell>
          <table:table-cell table:style-name="ce7" table:formula="of:=COUNTIF([.B7:.B1095];&quot;X&quot;)" office:value-type="float" office:value="886" calcext:value-type="float">
            <text:p>886</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1" calcext:value-type="float">
            <text:p>121</text:p>
          </table:table-cell>
          <table:table-cell table:style-name="ce25" table:formula="of:=SUM([.B2:.F2])" office:value-type="float" office:value="1102" calcext:value-type="float">
            <text:p>110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1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15">00/00/0000</text:date>, <text:time style:data-style-name="N2" text:time-value="20:43:56.82577196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15T20:44:35.992404640</dc:date>
    <meta:editing-duration>P1DT4H11M2S</meta:editing-duration>
    <meta:editing-cycles>1043</meta:editing-cycles>
    <meta:document-statistic meta:table-count="1" meta:cell-count="6255" meta:object-count="0"/>
  </office:meta>
</office:document-meta>
</file>